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5" style:family="paragraph" style:parent-style-name="Text_20_body" style:list-style-name="L4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8" style:family="paragraph" style:parent-style-name="Text_20_body" style:list-style-name="L4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</style:style>
    <style:style style:name="P9" style:family="paragraph" style:parent-style-name="Text_20_body" style:list-style-name="L2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10" style:family="paragraph" style:parent-style-name="Text_20_body" style:list-style-name="L4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11" style:family="paragraph" style:parent-style-name="Text_20_body" style:list-style-name="L3">
      <style:paragraph-properties fo:margin-top="0in" fo:margin-bottom="0.1665in" loext:contextual-spacing="false" fo:line-height="160%" fo:orphans="2" fo:widows="2" fo:padding="0in" fo:border="none"/>
    </style:style>
    <style:style style:name="P12" style:family="paragraph" style:parent-style-name="Preformatted_20_Text" style:list-style-name="L2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13" style:family="paragraph" style:parent-style-name="Preformatted_20_Text" style:list-style-name="L2">
      <style:paragraph-properties fo:margin-top="0in" fo:margin-bottom="0in" loext:contextual-spacing="false" fo:line-height="145%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 fo:font-weight="normal" fo:background-color="#ffffff" loext:char-shading-value="0" loext:padding="0in" loext:border="none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bold" fo:background-color="#ffffff" loext:char-shading-value="0" loext:padding="0in" loext:border="none"/>
    </style:style>
    <style:style style:name="T3" style:family="text">
      <style:text-properties fo:font-variant="normal" fo:text-transform="none" fo:color="#4d4d4d" style:font-name="Consolas" fo:font-size="9.75pt" fo:letter-spacing="normal" fo:font-style="normal" fo:font-weight="normal" fo:background-color="#ffffff" loext:char-shading-value="0" loext:padding="0in" loext:border="none"/>
    </style:style>
    <style:style style:name="T4" style:family="text">
      <style:text-properties fo:font-variant="normal" fo:text-transform="none" fo:color="#4d4d4d" style:font-name="Consolas" fo:font-size="9.75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4d4d4d" fo:letter-spacing="normal" fo:background-color="transparent" loext:char-shading-value="0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 CodeFights marathons, each task score is calculated independently. For a specific task, you get some amount of points if you solve it correctly, or you get a </text:span><text:span text:style-name="Source_20_Text"><text:span text:style-name="T3">0</text:span></text:span><text:span text:style-name="T1">. Here is how the exact number of points is calculated:</text:span></text:p>
      <text:list xml:id="list9114857096305642631" text:style-name="L1">
        <text:list-item>
          <text:p text:style-name="P3"><text:span text:style-name="T1">If you solve a task on your first attempt within the first minute, you get </text:span><text:span text:style-name="Source_20_Text"><text:span text:style-name="T3">maxScore</text:span></text:span><text:span text:style-name="T1"> points.</text:span></text:p>
        </text:list-item>
        <text:list-item>
          <text:p text:style-name="P3"><text:span text:style-name="T1">Each additional minute you spend on the task adds a penalty of </text:span><text:span text:style-name="Source_20_Text"><text:span text:style-name="T3">(maxScore / 2) * (1 / marathonLength)</text:span></text:span><text:span text:style-name="T1"> to your final score.</text:span></text:p>
        </text:list-item>
        <text:list-item>
          <text:p text:style-name="P3"><text:span text:style-name="T1">Each unsuccessful attempt adds a penalty of </text:span><text:span text:style-name="Source_20_Text"><text:span text:style-name="T3">10</text:span></text:span><text:span text:style-name="T1"> to your final score.</text:span></text:p>
        </text:list-item>
        <text:list-item>
          <text:p text:style-name="P3"><text:span text:style-name="T1">After all the penalties are deducted, if the score is less than </text:span><text:span text:style-name="Source_20_Text"><text:span text:style-name="T3">maxScore / 2</text:span></text:span><text:span text:style-name="T1">, you still get </text:span><text:span text:style-name="Source_20_Text"><text:span text:style-name="T3">maxScore / 2</text:span></text:span><text:span text:style-name="T1"> points.</text:span></text:p>
        </text:list-item>
      </text:list>
      <text:p text:style-name="P7">Implement an algorithm that calculates this score given some initial parameters.</text:p>
      <text:p text:style-name="P6"><text:span text:style-name="Strong_20_Emphasis"><text:span text:style-name="T2">Example</text:span></text:span></text:p>
      <text:list xml:id="list8954931177215429636" text:style-name="L2">
        <text:list-item>
          <text:p text:style-name="P4"><text:span text:style-name="T1">For<text:line-break/></text:span><text:span text:style-name="Source_20_Text"><text:span text:style-name="T3">marathonLength = 100</text:span></text:span><text:span text:style-name="T1">,<text:line-break/></text:span><text:span text:style-name="Source_20_Text"><text:span text:style-name="T3">maxScore = 400</text:span></text:span><text:span text:style-name="T1">,<text:line-break/></text:span><text:span text:style-name="Source_20_Text"><text:span text:style-name="T3">submissions = 4</text:span></text:span><text:span text:style-name="T1"> and<text:line-break/></text:span><text:span text:style-name="Source_20_Text"><text:span text:style-name="T3">successfulSubmissionTime = 30</text:span></text:span><text:span text:style-name="T1">, the output should be</text:span></text:p>
          <text:p text:style-name="P12"><text:span text:style-name="Source_20_Text"><text:span text:style-name="T4">marathonTaskScore(marathonLength, maxScore, </text:span></text:span></text:p>
          <text:p text:style-name="P13"><text:span text:style-name="Source_20_Text"><text:span text:style-name="T5"><text:s text:c="18"/></text:span></text:span><text:span text:style-name="Source_20_Text"><text:span text:style-name="T4">submissions, successfulSubmissionTime) = 310</text:span></text:span></text:p>
          <text:p text:style-name="P4"><text:span text:style-name="T1">Three unsuccessful attempts cost </text:span><text:span text:style-name="Source_20_Text"><text:span text:style-name="T3">10 * 3 = 30</text:span></text:span><text:span text:style-name="T1"> points. </text:span><text:span text:style-name="Source_20_Text"><text:span text:style-name="T3">30</text:span></text:span><text:span text:style-name="T1"> minutes adds </text:span><text:span text:style-name="Source_20_Text"><text:span text:style-name="T3">30 * (400 / 2) * (1 / 100) = 60</text:span></text:span><text:span text:style-name="T1"> more points to the total penalty. So the final score is </text:span><text:span text:style-name="Source_20_Text"><text:span text:style-name="T3">400 - 30 - 60 = 310</text:span></text:span><text:span text:style-name="T1">.</text:span></text:p>
        </text:list-item>
        <text:list-item>
          <text:p text:style-name="P4"><text:span text:style-name="T1">Keeping the same input parameters as above but changing the number of attempts to </text:span><text:span text:style-name="Source_20_Text"><text:span text:style-name="T3">95</text:span></text:span><text:span text:style-name="T1"> we get:<text:line-break/></text:span><text:span text:style-name="Source_20_Text"><text:span text:style-name="T3">marathonTaskScore(marathonLength, maxScore, submissions, successfulSubmissionTime) = 200</text:span></text:span><text:span text:style-name="T1">;</text:span></text:p>
          <text:p text:style-name="P4"><text:span text:style-name="Source_20_Text"><text:span text:style-name="T3">400 - 10 * 94 - 30 * (400 / 2) * (1 / 100) = -600</text:span></text:span><text:span text:style-name="T1">. But the score for this task cannot be less than </text:span><text:span text:style-name="Source_20_Text"><text:span text:style-name="T3">400 / 2 = 200</text:span></text:span><text:span text:style-name="T1">, so the final score is </text:span><text:span text:style-name="Source_20_Text"><text:span text:style-name="T3">200</text:span></text:span><text:span text:style-name="T1"> points.</text:span></text:p>
        </text:list-item>
        <text:list-item>
          <text:p text:style-name="P4"><text:soft-page-break/><text:span text:style-name="T1">For </text:span><text:span text:style-name="Source_20_Text"><text:span text:style-name="T3">marathonLength = 100</text:span></text:span><text:span text:style-name="T1">, </text:span><text:span text:style-name="Source_20_Text"><text:span text:style-name="T3">maxScore = 400</text:span></text:span><text:span text:style-name="T1">, </text:span><text:span text:style-name="Source_20_Text"><text:span text:style-name="T3">submissions = 4</text:span></text:span><text:span text:style-name="T1"> and </text:span><text:span text:style-name="Source_20_Text"><text:span text:style-name="T3">successfulSubmissionTime = -1</text:span></text:span><text:span text:style-name="T1">, the output should be<text:line-break/></text:span><text:span text:style-name="Source_20_Text"><text:span text:style-name="T3">marathonTaskScore(marathonLength, maxScore, submissions, successfulSubmissionTime) = 0</text:span></text:span><text:span text:style-name="T1">.</text:span></text:p>
          <text:p text:style-name="P9">The task wasn't solved, so it doesn't give any points.</text:p>
        </text:list-item>
      </text:list>
      <text:p text:style-name="P6"><text:span text:style-name="Strong_20_Emphasis"><text:span text:style-name="T2">Input/Output</text:span></text:span></text:p>
      <text:list xml:id="list3490999974287523415" text:style-name="L3">
        <text:list-item>
          <text:p text:style-name="P11"><text:span text:style-name="Strong_20_Emphasis"><text:span text:style-name="T2">[time limit] 3000ms (java)</text:span></text:span></text:p>
        </text:list-item>
      </text:list>
      <text:list xml:id="list1843908846097884069" text:style-name="L4">
        <text:list-item>
          <text:p text:style-name="P8"><text:span text:style-name="Strong_20_Emphasis"><text:span text:style-name="T2">[input] integer marathonLength</text:span></text:span></text:p>
          <text:p text:style-name="P10">A positive integer representing the length of the marathon in minutes.</text:p>
          <text:p text:style-name="P5"><text:span text:style-name="Emphasis"><text:span text:style-name="T1">Constraints:</text:span></text:span><text:span text:style-name="T1"><text:line-break/></text:span><text:span text:style-name="Source_20_Text"><text:span text:style-name="T3">100 ≤ marathonLength ≤ 1000</text:span></text:span><text:span text:style-name="T1">.</text:span></text:p>
        </text:list-item>
        <text:list-item>
          <text:p text:style-name="P8"><text:span text:style-name="Strong_20_Emphasis"><text:span text:style-name="T2">[input] integer maxScore</text:span></text:span></text:p>
          <text:p text:style-name="P5"><text:span text:style-name="T1">A positive integer. It is guaranteed that </text:span><text:span text:style-name="Source_20_Text"><text:span text:style-name="T3">maxScore</text:span></text:span><text:span text:style-name="T1"> is divisible by </text:span><text:span text:style-name="Source_20_Text"><text:span text:style-name="T3">2 * marathonLength</text:span></text:span><text:span text:style-name="T1">.</text:span></text:p>
          <text:p text:style-name="P5"><text:span text:style-name="Emphasis"><text:span text:style-name="T1">Constraints:</text:span></text:span><text:span text:style-name="T1"><text:line-break/></text:span><text:span text:style-name="Source_20_Text"><text:span text:style-name="T3">400 ≤ maxScore ≤ 2000</text:span></text:span><text:span text:style-name="T1">.</text:span></text:p>
        </text:list-item>
        <text:list-item>
          <text:p text:style-name="P8"><text:span text:style-name="Strong_20_Emphasis"><text:span text:style-name="T2">[input] integer submissions</text:span></text:span></text:p>
          <text:p text:style-name="P10">A positive integer equal to the number of submissions made by the user for the specific task.</text:p>
          <text:p text:style-name="P5"><text:span text:style-name="Emphasis"><text:span text:style-name="T1">Constraints:</text:span></text:span><text:span text:style-name="T1"><text:line-break/></text:span><text:span text:style-name="Source_20_Text"><text:span text:style-name="T3">1 ≤ submissions ≤ 100</text:span></text:span><text:span text:style-name="T1">.</text:span></text:p>
        </text:list-item>
        <text:list-item>
          <text:p text:style-name="P8"><text:span text:style-name="Strong_20_Emphasis"><text:span text:style-name="T2">[input] integer successfulSubmissionTime</text:span></text:span></text:p>
          <text:p text:style-name="P5"><text:soft-page-break/><text:span text:style-name="T1">An integer equal to the time of successful submission in minutes since the beginning of the marathon (for example, if a successful submission was made on the first minute then</text:span><text:span text:style-name="Source_20_Text"><text:span text:style-name="T3">successfulSubmissionTime = 0</text:span></text:span><text:span text:style-name="T1">). If all submissions were unsuccessful then</text:span><text:span text:style-name="Source_20_Text"><text:span text:style-name="T3">successfulSubmissionTime = -1</text:span></text:span><text:span text:style-name="T1">.</text:span></text:p>
          <text:p text:style-name="P5"><text:span text:style-name="Emphasis"><text:span text:style-name="T1">Constraints:</text:span></text:span><text:span text:style-name="T1"><text:line-break/></text:span><text:span text:style-name="Source_20_Text"><text:span text:style-name="T3">-1 ≤ successfulSubmissionTime &lt; marathonLength</text:span></text:span><text:span text:style-name="T1">.</text:span></text:p>
        </text:list-item>
        <text:list-item>
          <text:p text:style-name="P8"><text:span text:style-name="Strong_20_Emphasis"><text:span text:style-name="T2">[output] integer</text:span></text:span></text:p>
          <text:p text:style-name="P10">The final score for the task.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22:43:18.478963989</meta:creation-date>
    <dc:date>2016-09-03T22:44:01.985417294</dc:date>
    <meta:editing-duration>PT45S</meta:editing-duration>
    <meta:editing-cycles>1</meta:editing-cycles>
    <meta:document-statistic meta:table-count="0" meta:image-count="0" meta:object-count="0" meta:page-count="3" meta:paragraph-count="31" meta:word-count="445" meta:character-count="2603" meta:non-whitespace-character-count="2197"/>
    <meta:generator>LibreOffice/5.1.5.2$Linux_X86_64 LibreOffice_project/10$Build-2</meta:generator>
  </office:meta>
</office:document-meta>
</file>